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5d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40" office:value-type="string">
            <text:p text:style-name="P3">Created this document</text:p>
          </table:table-cell>
        </table:table-row>
        <table:table-row table:style-name="Changelog.3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9" office:value-type="string">
            <text:p text:style-name="P3">Added the characters list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40" office:value-type="string">
            <text:p text:style-name="P3">Added image to characters</text:p>
          </table:table-cell>
        </table:table-row>
        <table:table-row table:style-name="Changelog.3">
          <table:table-cell table:style-name="Changelog.A39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9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40" office:value-type="string">
            <text:p text:style-name="P3">Added deadlines</text:p>
          </table:table-cell>
        </table:table-row>
        <table:table-row table:style-name="Changelog.3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9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40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9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40" office:value-type="string">
            <text:p text:style-name="P3">Summary of acts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9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40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9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40" office:value-type="string">
            <text:p text:style-name="P3">Updated characters layout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9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40" office:value-type="string">
            <text:p text:style-name="P3">World diagrams, added Ben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9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40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40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40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9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40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9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40" office:value-type="string">
            <text:p text:style-name="P3">Added Main story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9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40" office:value-type="string">
            <text:p text:style-name="P3">Tropes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9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40" office:value-type="string">
            <text:p text:style-name="P3">Revision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9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40" office:value-type="string">
            <text:p text:style-name="P3">Work on the Goal outlines and story flowchart</text:p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2T15:08:05.059000000</dc:date>
    <meta:editing-duration>PT18M2S</meta:editing-duration>
    <meta:editing-cycles>12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1" meta:paragraph-count="93" meta:word-count="199" meta:character-count="1434" meta:non-whitespace-character-count="1329"/>
    <meta:template xlink:type="simple" xlink:actuate="onRequest" xlink:title="" xlink:href="../MasterGameDesignDocument.odm" meta:date="2018-11-22T15:00:32.645000000"/>
  </office:meta>
</office:document-meta>
</file>